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onsMethod.getComplianceCla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sMethod.processResponseHeaders( HttpState state , HttpConnection con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tionsMethod.getResponseAsOptions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tionsMethod.OptionsMethod( String uri , String [ ] optionsEnt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Method.OptionsMethod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Method.getAllow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sMethod.isAllowe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onsMethod.OptionsMethod( String uri , OptionsInfo optionsInf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tions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Method.isSuccess( int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onsMethod.hasComplianceClass( String compliance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